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pc_greenhouse_cold_habitability</text:p>
          </table:table-cell>
          <table:table-cell office:value-type="string">
            <text:p>pc_greenhouse_hot_habitability</text:p>
          </table:table-cell>
          <table:table-cell office:value-type="string">
            <text:p>weigh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ushroom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raveyard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floating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crystal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tidallylocked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reenhouse_cold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reenhouse_hot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